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2010000001A0000001AE24DE60DC1E03B38.png" manifest:media-type="image/png"/>
  <manifest:file-entry manifest:full-path="Pictures/1000000000000517000002806F2EFDBB16F57E00.png" manifest:media-type="image/png"/>
  <manifest:file-entry manifest:full-path="Pictures/100000000000002000000020B2FF2A327EABC87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 fo:min-height="0.6cm" fo:min-width="0.702cm"/>
    </style:style>
    <style:style style:name="gr4" style:family="graphic" style:parent-style-name="standard">
      <style:graphic-properties draw:textarea-horizontal-align="justify" draw:textarea-vertical-align="middle" draw:auto-grow-height="false" fo:min-height="1.802cm" fo:min-width="2.046cm"/>
    </style:style>
    <style:style style:name="gr5" style:family="graphic" style:parent-style-name="standard">
      <style:graphic-properties draw:textarea-horizontal-align="justify" draw:textarea-vertical-align="middle" draw:auto-grow-height="false" fo:min-height="0.74cm" fo:min-width="0.844cm"/>
    </style:style>
    <style:style style:name="gr6" style:family="graphic" style:parent-style-name="standard">
      <style:graphic-properties draw:textarea-horizontal-align="justify" draw:textarea-vertical-align="middle" draw:auto-grow-height="false" fo:min-height="1.518cm" fo:min-width="1.764cm"/>
    </style:style>
    <style:style style:name="gr7" style:family="graphic" style:parent-style-name="standard">
      <style:graphic-properties draw:textarea-horizontal-align="justify" draw:textarea-vertical-align="middle" draw:auto-grow-height="false" fo:min-height="0.882cm" fo:min-width="1.056cm"/>
    </style:style>
    <style:style style:name="gr8" style:family="graphic" style:parent-style-name="standard">
      <style:graphic-properties draw:textarea-horizontal-align="justify" draw:textarea-vertical-align="middle" draw:auto-grow-height="false" fo:min-height="4.348cm" fo:min-width="4.45cm"/>
    </style:style>
    <style:style style:name="gr9" style:family="graphic" style:parent-style-name="standard">
      <style:graphic-properties draw:textarea-horizontal-align="justify" draw:textarea-vertical-align="middle" draw:auto-grow-height="false" fo:min-height="5.408cm" fo:min-width="5.864cm"/>
    </style:style>
    <style:style style:name="gr10" style:family="graphic" style:parent-style-name="standard">
      <style:graphic-properties draw:textarea-horizontal-align="justify" draw:textarea-vertical-align="middle" draw:auto-grow-height="false" fo:min-height="11.702cm" fo:min-width="15.198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</office:automatic-styles>
  <office:body>
    <office:drawing>
      <draw:page draw:name="page1" draw:style-name="dp1" draw:master-page-name="Padrão">
        <draw:frame draw:style-name="gr1" draw:text-style-name="P1" draw:layer="layout" svg:width="34.474cm" svg:height="16.932cm" svg:x="0.026cm" svg:y="-0.032cm">
          <draw:image xlink:href="Pictures/1000000000000517000002806F2EFDBB16F57E00.png" xlink:type="simple" xlink:show="embed" xlink:actuate="onLoad">
            <text:p/>
          </draw:image>
        </draw:frame>
      </draw:page>
      <draw:page draw:name="page2" draw:style-name="dp1" draw:master-page-name="Padrão">
        <draw:frame draw:style-name="gr1" draw:text-style-name="P1" xml:id="id1" draw:id="id1" draw:layer="layout" svg:width="34.474cm" svg:height="16.932cm" svg:x="0.026cm" svg:y="-0.032cm">
          <draw:image xlink:href="Pictures/1000000000000517000002806F2EFDBB16F57E00.png" xlink:type="simple" xlink:show="embed" xlink:actuate="onLoad">
            <text:p/>
          </draw:image>
        </draw:frame>
        <draw:frame draw:style-name="gr1" draw:text-style-name="P1" draw:layer="layout" svg:width="0.687cm" svg:height="0.687cm" svg:x="33.3cm" svg:y="5.4cm">
          <draw:image xlink:href="Pictures/100002010000001A0000001AE24DE60DC1E03B38.png" xlink:type="simple" xlink:show="embed" xlink:actuate="onLoad">
            <text:p/>
          </draw:image>
        </draw:frame>
        <draw:connector draw:style-name="gr2" draw:text-style-name="P1" draw:layer="layout" draw:type="line" svg:x1="17.263cm" svg:y1="-0.032cm" svg:x2="17.263cm" svg:y2="-0.032cm" draw:start-shape="id1" draw:end-shape="id1" svg:d="M17263-32z" svg:viewBox="0 0 1 1">
          <text:p/>
        </draw:connector>
      </draw:page>
      <draw:page draw:name="page3" draw:style-name="dp1" draw:master-page-name="Padrão">
        <draw:frame draw:style-name="gr1" draw:text-style-name="P1" xml:id="id2" draw:id="id2" draw:layer="layout" svg:width="34.474cm" svg:height="16.932cm" svg:x="0.026cm" svg:y="-0.032cm">
          <draw:image xlink:href="Pictures/1000000000000517000002806F2EFDBB16F57E00.png" xlink:type="simple" xlink:show="embed" xlink:actuate="onLoad">
            <text:p/>
          </draw:image>
        </draw:frame>
        <draw:frame draw:style-name="gr1" draw:text-style-name="P1" xml:id="id3" draw:id="id3" draw:layer="layout" svg:width="0.687cm" svg:height="0.687cm" svg:x="33.3cm" svg:y="5.4cm">
          <draw:image xlink:href="Pictures/100002010000001A0000001AE24DE60DC1E03B38.png" xlink:type="simple" xlink:show="embed" xlink:actuate="onLoad">
            <text:p/>
          </draw:image>
        </draw:frame>
        <draw:connector draw:style-name="gr2" draw:text-style-name="P1" draw:layer="layout" draw:type="line" svg:x1="17.263cm" svg:y1="-0.032cm" svg:x2="17.263cm" svg:y2="-0.032cm" draw:start-shape="id2" draw:end-shape="id2" svg:d="M17263-32z" svg:viewBox="0 0 1 1">
          <text:p/>
        </draw:connector>
        <draw:connector draw:style-name="gr2" draw:text-style-name="P1" draw:layer="layout" draw:type="line" svg:x1="33.643cm" svg:y1="6.087cm" svg:x2="20.887cm" svg:y2="12.356cm" draw:start-shape="id3" draw:start-glue-point="2" svg:d="M33643 6087l-12756 6269" svg:viewBox="0 0 12757 6270">
          <text:p/>
        </draw:connector>
      </draw:page>
      <draw:page draw:name="page4" draw:style-name="dp1" draw:master-page-name="Padrão">
        <draw:frame draw:style-name="gr1" draw:text-style-name="P1" xml:id="id4" draw:id="id4" draw:layer="layout" svg:width="34.474cm" svg:height="16.932cm" svg:x="0.026cm" svg:y="-0.032cm">
          <draw:image xlink:href="Pictures/1000000000000517000002806F2EFDBB16F57E00.png" xlink:type="simple" xlink:show="embed" xlink:actuate="onLoad">
            <text:p/>
          </draw:image>
        </draw:frame>
        <draw:frame draw:style-name="gr1" draw:text-style-name="P1" xml:id="id5" draw:id="id5" draw:layer="layout" svg:width="0.687cm" svg:height="0.687cm" svg:x="33.3cm" svg:y="5.4cm">
          <draw:image xlink:href="Pictures/100002010000001A0000001AE24DE60DC1E03B38.png" xlink:type="simple" xlink:show="embed" xlink:actuate="onLoad">
            <text:p/>
          </draw:image>
        </draw:frame>
        <draw:frame draw:style-name="gr1" draw:text-style-name="P1" xml:id="id6" draw:id="id6" draw:layer="layout" svg:width="0.687cm" svg:height="0.687cm" svg:x="20.2cm" svg:y="12.013cm">
          <draw:image xlink:href="Pictures/100002010000001A0000001AE24DE60DC1E03B38.png" xlink:type="simple" xlink:show="embed" xlink:actuate="onLoad">
            <text:p/>
          </draw:image>
        </draw:frame>
        <draw:connector draw:style-name="gr2" draw:text-style-name="P1" draw:layer="layout" draw:type="line" svg:x1="17.263cm" svg:y1="-0.032cm" svg:x2="17.263cm" svg:y2="-0.032cm" draw:start-shape="id4" draw:end-shape="id4" svg:d="M17263-32z" svg:viewBox="0 0 1 1">
          <text:p/>
        </draw:connector>
        <draw:connector draw:style-name="gr2" draw:text-style-name="P1" draw:layer="layout" draw:type="line" svg:x1="33.643cm" svg:y1="6.087cm" svg:x2="20.887cm" svg:y2="12.356cm" draw:start-shape="id5" draw:start-glue-point="2" draw:end-shape="id6" draw:end-glue-point="1" svg:d="M33643 6087l-12756 6269" svg:viewBox="0 0 12757 6270">
          <text:p/>
        </draw:connector>
      </draw:page>
      <draw:page draw:name="page5" draw:style-name="dp1" draw:master-page-name="Padrão">
        <draw:frame draw:style-name="gr1" draw:text-style-name="P1" xml:id="id7" draw:id="id7" draw:layer="layout" svg:width="34.474cm" svg:height="16.932cm" svg:x="0.026cm" svg:y="-0.032cm">
          <draw:image xlink:href="Pictures/1000000000000517000002806F2EFDBB16F57E00.png" xlink:type="simple" xlink:show="embed" xlink:actuate="onLoad">
            <text:p/>
          </draw:image>
        </draw:frame>
        <draw:frame draw:style-name="gr1" draw:text-style-name="P1" xml:id="id8" draw:id="id8" draw:layer="layout" svg:width="0.687cm" svg:height="0.687cm" svg:x="33.3cm" svg:y="5.4cm">
          <draw:image xlink:href="Pictures/100002010000001A0000001AE24DE60DC1E03B38.png" xlink:type="simple" xlink:show="embed" xlink:actuate="onLoad">
            <text:p/>
          </draw:image>
        </draw:frame>
        <draw:frame draw:style-name="gr1" draw:text-style-name="P1" xml:id="id9" draw:id="id9" draw:layer="layout" svg:width="0.687cm" svg:height="0.687cm" svg:x="20.2cm" svg:y="12.013cm">
          <draw:image xlink:href="Pictures/100002010000001A0000001AE24DE60DC1E03B38.png" xlink:type="simple" xlink:show="embed" xlink:actuate="onLoad">
            <text:p/>
          </draw:image>
        </draw:frame>
        <draw:connector draw:style-name="gr2" draw:text-style-name="P1" draw:layer="layout" draw:type="line" svg:x1="17.263cm" svg:y1="-0.032cm" svg:x2="17.263cm" svg:y2="-0.032cm" draw:start-shape="id7" draw:end-shape="id7" svg:d="M17263-32z" svg:viewBox="0 0 1 1">
          <text:p/>
        </draw:connector>
        <draw:connector draw:style-name="gr2" draw:text-style-name="P1" draw:layer="layout" draw:type="line" svg:x1="33.643cm" svg:y1="6.087cm" svg:x2="20.887cm" svg:y2="12.356cm" draw:start-shape="id8" draw:start-glue-point="2" draw:end-shape="id9" draw:end-glue-point="1" svg:d="M33643 6087l-12756 6269" svg:viewBox="0 0 12757 6270">
          <text:p/>
        </draw:connector>
        <draw:frame draw:style-name="gr1" draw:text-style-name="P1" xml:id="id10" draw:id="id10" draw:layer="layout" svg:width="0.687cm" svg:height="0.687cm" svg:x="14.8cm" svg:y="6.913cm">
          <draw:image xlink:href="Pictures/100002010000001A0000001AE24DE60DC1E03B38.png" xlink:type="simple" xlink:show="embed" xlink:actuate="onLoad">
            <text:p/>
          </draw:image>
        </draw:frame>
        <draw:connector draw:style-name="gr2" draw:text-style-name="P1" draw:layer="layout" draw:type="line" svg:x1="20.2cm" svg:y1="12.356cm" svg:x2="15.143cm" svg:y2="7.6cm" draw:start-shape="id9" draw:start-glue-point="3" draw:end-shape="id10" draw:end-glue-point="2" svg:d="M20200 12356l-5057-4756" svg:viewBox="0 0 5058 4757">
          <text:p/>
        </draw:connector>
      </draw:page>
      <draw:page draw:name="page6" draw:style-name="dp1" draw:master-page-name="Padrão">
        <draw:frame draw:style-name="gr1" draw:text-style-name="P1" xml:id="id11" draw:id="id11" draw:layer="layout" svg:width="34.474cm" svg:height="16.932cm" svg:x="0.026cm" svg:y="-0.032cm">
          <draw:image xlink:href="Pictures/1000000000000517000002806F2EFDBB16F57E00.png" xlink:type="simple" xlink:show="embed" xlink:actuate="onLoad">
            <text:p/>
          </draw:image>
        </draw:frame>
        <draw:frame draw:style-name="gr1" draw:text-style-name="P1" xml:id="id12" draw:id="id12" draw:layer="layout" svg:width="0.687cm" svg:height="0.687cm" svg:x="33.3cm" svg:y="5.4cm">
          <draw:image xlink:href="Pictures/100002010000001A0000001AE24DE60DC1E03B38.png" xlink:type="simple" xlink:show="embed" xlink:actuate="onLoad">
            <text:p/>
          </draw:image>
        </draw:frame>
        <draw:frame draw:style-name="gr1" draw:text-style-name="P1" xml:id="id13" draw:id="id13" draw:layer="layout" svg:width="0.687cm" svg:height="0.687cm" svg:x="20.2cm" svg:y="12.013cm">
          <draw:image xlink:href="Pictures/100002010000001A0000001AE24DE60DC1E03B38.png" xlink:type="simple" xlink:show="embed" xlink:actuate="onLoad">
            <text:p/>
          </draw:image>
        </draw:frame>
        <draw:connector draw:style-name="gr2" draw:text-style-name="P1" draw:layer="layout" draw:type="line" svg:x1="17.263cm" svg:y1="-0.032cm" svg:x2="17.263cm" svg:y2="-0.032cm" draw:start-shape="id11" draw:end-shape="id11" svg:d="M17263-32z" svg:viewBox="0 0 1 1">
          <text:p/>
        </draw:connector>
        <draw:connector draw:style-name="gr2" draw:text-style-name="P1" draw:layer="layout" draw:type="line" svg:x1="33.643cm" svg:y1="6.087cm" svg:x2="20.887cm" svg:y2="12.356cm" draw:start-shape="id12" draw:start-glue-point="2" draw:end-shape="id13" draw:end-glue-point="1" svg:d="M33643 6087l-12756 6269" svg:viewBox="0 0 12757 6270">
          <text:p/>
        </draw:connector>
        <draw:frame draw:style-name="gr1" draw:text-style-name="P1" xml:id="id14" draw:id="id14" draw:layer="layout" svg:width="0.687cm" svg:height="0.687cm" svg:x="14.8cm" svg:y="6.913cm">
          <draw:image xlink:href="Pictures/100002010000001A0000001AE24DE60DC1E03B38.png" xlink:type="simple" xlink:show="embed" xlink:actuate="onLoad">
            <text:p/>
          </draw:image>
        </draw:frame>
        <draw:connector draw:style-name="gr2" draw:text-style-name="P1" draw:layer="layout" draw:type="line" svg:x1="20.2cm" svg:y1="12.356cm" svg:x2="15.143cm" svg:y2="7.6cm" draw:start-shape="id13" draw:start-glue-point="3" draw:end-shape="id14" draw:end-glue-point="2" svg:d="M20200 12356l-5057-4756" svg:viewBox="0 0 5058 4757">
          <text:p/>
        </draw:connector>
        <draw:custom-shape draw:style-name="gr3" draw:text-style-name="P2" draw:layer="layout" svg:width="1.7cm" svg:height="1.2cm" svg:x="32.9cm" svg:y="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7" draw:style-name="dp1" draw:master-page-name="Padrão">
        <draw:frame draw:style-name="gr1" draw:text-style-name="P1" xml:id="id15" draw:id="id15" draw:layer="layout" svg:width="34.474cm" svg:height="16.932cm" svg:x="0.026cm" svg:y="-0.032cm">
          <draw:image xlink:href="Pictures/1000000000000517000002806F2EFDBB16F57E00.png" xlink:type="simple" xlink:show="embed" xlink:actuate="onLoad">
            <text:p/>
          </draw:image>
        </draw:frame>
        <draw:frame draw:style-name="gr1" draw:text-style-name="P1" xml:id="id16" draw:id="id16" draw:layer="layout" svg:width="0.687cm" svg:height="0.687cm" svg:x="33.3cm" svg:y="5.4cm">
          <draw:image xlink:href="Pictures/100002010000001A0000001AE24DE60DC1E03B38.png" xlink:type="simple" xlink:show="embed" xlink:actuate="onLoad">
            <text:p/>
          </draw:image>
        </draw:frame>
        <draw:frame draw:style-name="gr1" draw:text-style-name="P1" xml:id="id17" draw:id="id17" draw:layer="layout" svg:width="0.687cm" svg:height="0.687cm" svg:x="20.2cm" svg:y="12.013cm">
          <draw:image xlink:href="Pictures/100002010000001A0000001AE24DE60DC1E03B38.png" xlink:type="simple" xlink:show="embed" xlink:actuate="onLoad">
            <text:p/>
          </draw:image>
        </draw:frame>
        <draw:connector draw:style-name="gr2" draw:text-style-name="P1" draw:layer="layout" draw:type="line" svg:x1="17.263cm" svg:y1="-0.032cm" svg:x2="17.263cm" svg:y2="-0.032cm" draw:start-shape="id15" draw:end-shape="id15" svg:d="M17263-32z" svg:viewBox="0 0 1 1">
          <text:p/>
        </draw:connector>
        <draw:connector draw:style-name="gr2" draw:text-style-name="P1" draw:layer="layout" draw:type="line" svg:x1="33.643cm" svg:y1="6.087cm" svg:x2="20.887cm" svg:y2="12.356cm" draw:start-shape="id16" draw:start-glue-point="2" draw:end-shape="id17" draw:end-glue-point="1" svg:d="M33643 6087l-12756 6269" svg:viewBox="0 0 12757 6270">
          <text:p/>
        </draw:connector>
        <draw:frame draw:style-name="gr1" draw:text-style-name="P1" xml:id="id18" draw:id="id18" draw:layer="layout" svg:width="0.687cm" svg:height="0.687cm" svg:x="14.8cm" svg:y="6.913cm">
          <draw:image xlink:href="Pictures/100002010000001A0000001AE24DE60DC1E03B38.png" xlink:type="simple" xlink:show="embed" xlink:actuate="onLoad">
            <text:p/>
          </draw:image>
        </draw:frame>
        <draw:connector draw:style-name="gr2" draw:text-style-name="P1" draw:layer="layout" draw:type="line" svg:x1="20.2cm" svg:y1="12.356cm" svg:x2="15.143cm" svg:y2="7.6cm" draw:start-shape="id17" draw:start-glue-point="3" draw:end-shape="id18" draw:end-glue-point="2" svg:d="M20200 12356l-5057-4756" svg:viewBox="0 0 5058 4757">
          <text:p/>
        </draw:connector>
        <draw:custom-shape draw:style-name="gr4" draw:text-style-name="P2" draw:layer="layout" svg:width="3.6cm" svg:height="2.9cm" svg:x="31.1cm" svg:y="4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8" draw:style-name="dp1" draw:master-page-name="Padrão">
        <draw:frame draw:style-name="gr1" draw:text-style-name="P1" xml:id="id19" draw:id="id19" draw:layer="layout" svg:width="34.474cm" svg:height="16.932cm" svg:x="0.026cm" svg:y="-0.032cm">
          <draw:image xlink:href="Pictures/1000000000000517000002806F2EFDBB16F57E00.png" xlink:type="simple" xlink:show="embed" xlink:actuate="onLoad">
            <text:p/>
          </draw:image>
        </draw:frame>
        <draw:frame draw:style-name="gr1" draw:text-style-name="P1" xml:id="id20" draw:id="id20" draw:layer="layout" svg:width="0.687cm" svg:height="0.687cm" svg:x="33.3cm" svg:y="5.4cm">
          <draw:image xlink:href="Pictures/100002010000001A0000001AE24DE60DC1E03B38.png" xlink:type="simple" xlink:show="embed" xlink:actuate="onLoad">
            <text:p/>
          </draw:image>
        </draw:frame>
        <draw:frame draw:style-name="gr1" draw:text-style-name="P1" xml:id="id21" draw:id="id21" draw:layer="layout" svg:width="0.687cm" svg:height="0.687cm" svg:x="20.2cm" svg:y="12.013cm">
          <draw:image xlink:href="Pictures/100002010000001A0000001AE24DE60DC1E03B38.png" xlink:type="simple" xlink:show="embed" xlink:actuate="onLoad">
            <text:p/>
          </draw:image>
        </draw:frame>
        <draw:connector draw:style-name="gr2" draw:text-style-name="P1" draw:layer="layout" draw:type="line" svg:x1="17.263cm" svg:y1="-0.032cm" svg:x2="17.263cm" svg:y2="-0.032cm" draw:start-shape="id19" draw:end-shape="id19" svg:d="M17263-32z" svg:viewBox="0 0 1 1">
          <text:p/>
        </draw:connector>
        <draw:connector draw:style-name="gr2" draw:text-style-name="P1" draw:layer="layout" draw:type="line" svg:x1="33.643cm" svg:y1="6.087cm" svg:x2="20.887cm" svg:y2="12.356cm" draw:start-shape="id20" draw:start-glue-point="2" draw:end-shape="id21" draw:end-glue-point="1" svg:d="M33643 6087l-12756 6269" svg:viewBox="0 0 12757 6270">
          <text:p/>
        </draw:connector>
        <draw:frame draw:style-name="gr1" draw:text-style-name="P1" xml:id="id22" draw:id="id22" draw:layer="layout" svg:width="0.687cm" svg:height="0.687cm" svg:x="14.8cm" svg:y="6.913cm">
          <draw:image xlink:href="Pictures/100002010000001A0000001AE24DE60DC1E03B38.png" xlink:type="simple" xlink:show="embed" xlink:actuate="onLoad">
            <text:p/>
          </draw:image>
        </draw:frame>
        <draw:connector draw:style-name="gr2" draw:text-style-name="P1" draw:layer="layout" draw:type="line" svg:x1="20.2cm" svg:y1="12.356cm" svg:x2="15.143cm" svg:y2="7.6cm" draw:start-shape="id21" draw:start-glue-point="3" draw:end-shape="id22" draw:end-glue-point="2" svg:d="M20200 12356l-5057-4756" svg:viewBox="0 0 5058 4757">
          <text:p/>
        </draw:connector>
        <draw:custom-shape draw:style-name="gr4" draw:text-style-name="P2" draw:layer="layout" svg:width="3.6cm" svg:height="2.9cm" svg:x="31.1cm" svg:y="4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1.9cm" svg:height="1.4cm" svg:x="19.5cm" svg:y="11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9" draw:style-name="dp1" draw:master-page-name="Padrão">
        <draw:frame draw:style-name="gr1" draw:text-style-name="P1" xml:id="id23" draw:id="id23" draw:layer="layout" svg:width="34.474cm" svg:height="16.932cm" svg:x="0.026cm" svg:y="-0.032cm">
          <draw:image xlink:href="Pictures/1000000000000517000002806F2EFDBB16F57E00.png" xlink:type="simple" xlink:show="embed" xlink:actuate="onLoad">
            <text:p/>
          </draw:image>
        </draw:frame>
        <draw:frame draw:style-name="gr1" draw:text-style-name="P1" xml:id="id24" draw:id="id24" draw:layer="layout" svg:width="0.687cm" svg:height="0.687cm" svg:x="33.3cm" svg:y="5.4cm">
          <draw:image xlink:href="Pictures/100002010000001A0000001AE24DE60DC1E03B38.png" xlink:type="simple" xlink:show="embed" xlink:actuate="onLoad">
            <text:p/>
          </draw:image>
        </draw:frame>
        <draw:frame draw:style-name="gr1" draw:text-style-name="P1" xml:id="id25" draw:id="id25" draw:layer="layout" svg:width="0.687cm" svg:height="0.687cm" svg:x="20.2cm" svg:y="12.013cm">
          <draw:image xlink:href="Pictures/100002010000001A0000001AE24DE60DC1E03B38.png" xlink:type="simple" xlink:show="embed" xlink:actuate="onLoad">
            <text:p/>
          </draw:image>
        </draw:frame>
        <draw:connector draw:style-name="gr2" draw:text-style-name="P1" draw:layer="layout" draw:type="line" svg:x1="17.263cm" svg:y1="-0.032cm" svg:x2="17.263cm" svg:y2="-0.032cm" draw:start-shape="id23" draw:end-shape="id23" svg:d="M17263-32z" svg:viewBox="0 0 1 1">
          <text:p/>
        </draw:connector>
        <draw:connector draw:style-name="gr2" draw:text-style-name="P1" draw:layer="layout" draw:type="line" svg:x1="33.643cm" svg:y1="6.087cm" svg:x2="20.887cm" svg:y2="12.356cm" draw:start-shape="id24" draw:start-glue-point="2" draw:end-shape="id25" draw:end-glue-point="1" svg:d="M33643 6087l-12756 6269" svg:viewBox="0 0 12757 6270">
          <text:p/>
        </draw:connector>
        <draw:frame draw:style-name="gr1" draw:text-style-name="P1" xml:id="id26" draw:id="id26" draw:layer="layout" svg:width="0.687cm" svg:height="0.687cm" svg:x="14.8cm" svg:y="6.913cm">
          <draw:image xlink:href="Pictures/100002010000001A0000001AE24DE60DC1E03B38.png" xlink:type="simple" xlink:show="embed" xlink:actuate="onLoad">
            <text:p/>
          </draw:image>
        </draw:frame>
        <draw:connector draw:style-name="gr2" draw:text-style-name="P1" draw:layer="layout" draw:type="line" svg:x1="20.2cm" svg:y1="12.356cm" svg:x2="15.143cm" svg:y2="7.6cm" draw:start-shape="id25" draw:start-glue-point="3" draw:end-shape="id26" draw:end-glue-point="2" svg:d="M20200 12356l-5057-4756" svg:viewBox="0 0 5058 4757">
          <text:p/>
        </draw:connector>
        <draw:custom-shape draw:style-name="gr4" draw:text-style-name="P2" draw:layer="layout" svg:width="3.6cm" svg:height="2.9cm" svg:x="31.1cm" svg:y="4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3.2cm" svg:height="2.5cm" svg:x="18.8cm" svg:y="10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10" draw:style-name="dp1" draw:master-page-name="Padrão">
        <draw:frame draw:style-name="gr1" draw:text-style-name="P1" xml:id="id27" draw:id="id27" draw:layer="layout" svg:width="34.474cm" svg:height="16.932cm" svg:x="0.026cm" svg:y="-0.032cm">
          <draw:image xlink:href="Pictures/1000000000000517000002806F2EFDBB16F57E00.png" xlink:type="simple" xlink:show="embed" xlink:actuate="onLoad">
            <text:p/>
          </draw:image>
        </draw:frame>
        <draw:frame draw:style-name="gr1" draw:text-style-name="P1" xml:id="id28" draw:id="id28" draw:layer="layout" svg:width="0.687cm" svg:height="0.687cm" svg:x="33.3cm" svg:y="5.4cm">
          <draw:image xlink:href="Pictures/100002010000001A0000001AE24DE60DC1E03B38.png" xlink:type="simple" xlink:show="embed" xlink:actuate="onLoad">
            <text:p/>
          </draw:image>
        </draw:frame>
        <draw:frame draw:style-name="gr1" draw:text-style-name="P1" xml:id="id29" draw:id="id29" draw:layer="layout" svg:width="0.687cm" svg:height="0.687cm" svg:x="20.2cm" svg:y="12.013cm">
          <draw:image xlink:href="Pictures/100002010000001A0000001AE24DE60DC1E03B38.png" xlink:type="simple" xlink:show="embed" xlink:actuate="onLoad">
            <text:p/>
          </draw:image>
        </draw:frame>
        <draw:connector draw:style-name="gr2" draw:text-style-name="P1" draw:layer="layout" draw:type="line" svg:x1="17.263cm" svg:y1="-0.032cm" svg:x2="17.263cm" svg:y2="-0.032cm" draw:start-shape="id27" draw:end-shape="id27" svg:d="M17263-32z" svg:viewBox="0 0 1 1">
          <text:p/>
        </draw:connector>
        <draw:connector draw:style-name="gr2" draw:text-style-name="P1" draw:layer="layout" draw:type="line" svg:x1="33.643cm" svg:y1="6.087cm" svg:x2="20.887cm" svg:y2="12.356cm" draw:start-shape="id28" draw:start-glue-point="2" draw:end-shape="id29" draw:end-glue-point="1" svg:d="M33643 6087l-12756 6269" svg:viewBox="0 0 12757 6270">
          <text:p/>
        </draw:connector>
        <draw:frame draw:style-name="gr1" draw:text-style-name="P1" xml:id="id30" draw:id="id30" draw:layer="layout" svg:width="0.687cm" svg:height="0.687cm" svg:x="14.8cm" svg:y="6.913cm">
          <draw:image xlink:href="Pictures/100002010000001A0000001AE24DE60DC1E03B38.png" xlink:type="simple" xlink:show="embed" xlink:actuate="onLoad">
            <text:p/>
          </draw:image>
        </draw:frame>
        <draw:connector draw:style-name="gr2" draw:text-style-name="P1" draw:layer="layout" draw:type="line" svg:x1="20.2cm" svg:y1="12.356cm" svg:x2="15.143cm" svg:y2="7.6cm" draw:start-shape="id29" draw:start-glue-point="3" draw:end-shape="id30" draw:end-glue-point="2" svg:d="M20200 12356l-5057-4756" svg:viewBox="0 0 5058 4757">
          <text:p/>
        </draw:connector>
        <draw:custom-shape draw:style-name="gr4" draw:text-style-name="P2" draw:layer="layout" svg:width="3.6cm" svg:height="2.9cm" svg:x="31.1cm" svg:y="4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3.2cm" svg:height="2.5cm" svg:x="18.8cm" svg:y="10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1.7cm" svg:height="1.2cm" svg:x="14.3cm" svg:y="6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11" draw:style-name="dp1" draw:master-page-name="Padrão">
        <draw:frame draw:style-name="gr1" draw:text-style-name="P1" xml:id="id31" draw:id="id31" draw:layer="layout" svg:width="34.474cm" svg:height="16.932cm" svg:x="0.026cm" svg:y="-0.032cm">
          <draw:image xlink:href="Pictures/1000000000000517000002806F2EFDBB16F57E00.png" xlink:type="simple" xlink:show="embed" xlink:actuate="onLoad">
            <text:p/>
          </draw:image>
        </draw:frame>
        <draw:frame draw:style-name="gr1" draw:text-style-name="P1" xml:id="id32" draw:id="id32" draw:layer="layout" svg:width="0.687cm" svg:height="0.687cm" svg:x="33.3cm" svg:y="5.4cm">
          <draw:image xlink:href="Pictures/100002010000001A0000001AE24DE60DC1E03B38.png" xlink:type="simple" xlink:show="embed" xlink:actuate="onLoad">
            <text:p/>
          </draw:image>
        </draw:frame>
        <draw:frame draw:style-name="gr1" draw:text-style-name="P1" xml:id="id33" draw:id="id33" draw:layer="layout" svg:width="0.687cm" svg:height="0.687cm" svg:x="20.2cm" svg:y="12.013cm">
          <draw:image xlink:href="Pictures/100002010000001A0000001AE24DE60DC1E03B38.png" xlink:type="simple" xlink:show="embed" xlink:actuate="onLoad">
            <text:p/>
          </draw:image>
        </draw:frame>
        <draw:connector draw:style-name="gr2" draw:text-style-name="P1" draw:layer="layout" draw:type="line" svg:x1="17.263cm" svg:y1="-0.032cm" svg:x2="17.263cm" svg:y2="-0.032cm" draw:start-shape="id31" draw:end-shape="id31" svg:d="M17263-32z" svg:viewBox="0 0 1 1">
          <text:p/>
        </draw:connector>
        <draw:connector draw:style-name="gr2" draw:text-style-name="P1" draw:layer="layout" draw:type="line" svg:x1="33.643cm" svg:y1="6.087cm" svg:x2="20.887cm" svg:y2="12.356cm" draw:start-shape="id32" draw:start-glue-point="2" draw:end-shape="id33" draw:end-glue-point="1" svg:d="M33643 6087l-12756 6269" svg:viewBox="0 0 12757 6270">
          <text:p/>
        </draw:connector>
        <draw:frame draw:style-name="gr1" draw:text-style-name="P1" xml:id="id34" draw:id="id34" draw:layer="layout" svg:width="0.687cm" svg:height="0.687cm" svg:x="14.8cm" svg:y="6.913cm">
          <draw:image xlink:href="Pictures/100002010000001A0000001AE24DE60DC1E03B38.png" xlink:type="simple" xlink:show="embed" xlink:actuate="onLoad">
            <text:p/>
          </draw:image>
        </draw:frame>
        <draw:connector draw:style-name="gr2" draw:text-style-name="P1" draw:layer="layout" draw:type="line" svg:x1="20.2cm" svg:y1="12.356cm" svg:x2="15.143cm" svg:y2="7.6cm" draw:start-shape="id33" draw:start-glue-point="3" draw:end-shape="id34" draw:end-glue-point="2" svg:d="M20200 12356l-5057-4756" svg:viewBox="0 0 5058 4757">
          <text:p/>
        </draw:connector>
        <draw:custom-shape draw:style-name="gr4" draw:text-style-name="P2" draw:layer="layout" svg:width="3.6cm" svg:height="2.9cm" svg:x="31.1cm" svg:y="4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3.2cm" svg:height="2.5cm" svg:x="18.8cm" svg:y="10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2.2cm" svg:height="1.6cm" svg:x="14.3cm" svg:y="6.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12" draw:style-name="dp1" draw:master-page-name="Padrão">
        <draw:frame draw:style-name="gr1" draw:text-style-name="P1" xml:id="id35" draw:id="id35" draw:layer="layout" svg:width="34.474cm" svg:height="16.932cm" svg:x="0.026cm" svg:y="-0.032cm">
          <draw:image xlink:href="Pictures/1000000000000517000002806F2EFDBB16F57E00.png" xlink:type="simple" xlink:show="embed" xlink:actuate="onLoad">
            <text:p/>
          </draw:image>
        </draw:frame>
        <draw:frame draw:style-name="gr1" draw:text-style-name="P1" xml:id="id36" draw:id="id36" draw:layer="layout" svg:width="0.687cm" svg:height="0.687cm" svg:x="33.3cm" svg:y="5.4cm">
          <draw:image xlink:href="Pictures/100002010000001A0000001AE24DE60DC1E03B38.png" xlink:type="simple" xlink:show="embed" xlink:actuate="onLoad">
            <text:p/>
          </draw:image>
        </draw:frame>
        <draw:frame draw:style-name="gr1" draw:text-style-name="P1" xml:id="id37" draw:id="id37" draw:layer="layout" svg:width="0.687cm" svg:height="0.687cm" svg:x="20.2cm" svg:y="12.013cm">
          <draw:image xlink:href="Pictures/100002010000001A0000001AE24DE60DC1E03B38.png" xlink:type="simple" xlink:show="embed" xlink:actuate="onLoad">
            <text:p/>
          </draw:image>
        </draw:frame>
        <draw:connector draw:style-name="gr2" draw:text-style-name="P1" draw:layer="layout" draw:type="line" svg:x1="17.263cm" svg:y1="-0.032cm" svg:x2="17.263cm" svg:y2="-0.032cm" draw:start-shape="id35" draw:end-shape="id35" svg:d="M17263-32z" svg:viewBox="0 0 1 1">
          <text:p/>
        </draw:connector>
        <draw:connector draw:style-name="gr2" draw:text-style-name="P1" draw:layer="layout" draw:type="line" svg:x1="33.643cm" svg:y1="6.087cm" svg:x2="20.887cm" svg:y2="12.356cm" draw:start-shape="id36" draw:start-glue-point="2" draw:end-shape="id37" draw:end-glue-point="1" svg:d="M33643 6087l-12756 6269" svg:viewBox="0 0 12757 6270">
          <text:p/>
        </draw:connector>
        <draw:frame draw:style-name="gr1" draw:text-style-name="P1" xml:id="id38" draw:id="id38" draw:layer="layout" svg:width="0.687cm" svg:height="0.687cm" svg:x="14.8cm" svg:y="6.913cm">
          <draw:image xlink:href="Pictures/100002010000001A0000001AE24DE60DC1E03B38.png" xlink:type="simple" xlink:show="embed" xlink:actuate="onLoad">
            <text:p/>
          </draw:image>
        </draw:frame>
        <draw:connector draw:style-name="gr2" draw:text-style-name="P1" draw:layer="layout" draw:type="line" svg:x1="20.2cm" svg:y1="12.356cm" svg:x2="15.143cm" svg:y2="7.6cm" draw:start-shape="id37" draw:start-glue-point="3" draw:end-shape="id38" draw:end-glue-point="2" svg:d="M20200 12356l-5057-4756" svg:viewBox="0 0 5058 4757">
          <text:p/>
        </draw:connector>
        <draw:custom-shape draw:style-name="gr4" draw:text-style-name="P2" draw:layer="layout" svg:width="3.6cm" svg:height="2.9cm" svg:x="31.1cm" svg:y="4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3.2cm" svg:height="2.5cm" svg:x="18.8cm" svg:y="10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draw:layer="layout" svg:width="7cm" svg:height="6.5cm" svg:x="13.6cm" svg:y="1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13" draw:style-name="dp1" draw:master-page-name="Padrão">
        <draw:frame draw:style-name="gr1" draw:text-style-name="P1" xml:id="id39" draw:id="id39" draw:layer="layout" svg:width="34.474cm" svg:height="16.932cm" svg:x="0.026cm" svg:y="-0.032cm">
          <draw:image xlink:href="Pictures/1000000000000517000002806F2EFDBB16F57E00.png" xlink:type="simple" xlink:show="embed" xlink:actuate="onLoad">
            <text:p/>
          </draw:image>
        </draw:frame>
        <draw:frame draw:style-name="gr1" draw:text-style-name="P1" xml:id="id40" draw:id="id40" draw:layer="layout" svg:width="0.687cm" svg:height="0.687cm" svg:x="33.3cm" svg:y="5.4cm">
          <draw:image xlink:href="Pictures/100002010000001A0000001AE24DE60DC1E03B38.png" xlink:type="simple" xlink:show="embed" xlink:actuate="onLoad">
            <text:p/>
          </draw:image>
        </draw:frame>
        <draw:frame draw:style-name="gr1" draw:text-style-name="P1" xml:id="id41" draw:id="id41" draw:layer="layout" svg:width="0.687cm" svg:height="0.687cm" svg:x="20.2cm" svg:y="12.013cm">
          <draw:image xlink:href="Pictures/100002010000001A0000001AE24DE60DC1E03B38.png" xlink:type="simple" xlink:show="embed" xlink:actuate="onLoad">
            <text:p/>
          </draw:image>
        </draw:frame>
        <draw:connector draw:style-name="gr2" draw:text-style-name="P1" draw:layer="layout" draw:type="line" svg:x1="17.263cm" svg:y1="-0.032cm" svg:x2="17.263cm" svg:y2="-0.032cm" draw:start-shape="id39" draw:end-shape="id39" svg:d="M17263-32z" svg:viewBox="0 0 1 1">
          <text:p/>
        </draw:connector>
        <draw:connector draw:style-name="gr2" draw:text-style-name="P1" draw:layer="layout" draw:type="line" svg:x1="33.643cm" svg:y1="6.087cm" svg:x2="20.887cm" svg:y2="12.356cm" draw:start-shape="id40" draw:start-glue-point="2" draw:end-shape="id41" draw:end-glue-point="1" svg:d="M33643 6087l-12756 6269" svg:viewBox="0 0 12757 6270">
          <text:p/>
        </draw:connector>
        <draw:frame draw:style-name="gr1" draw:text-style-name="P1" xml:id="id42" draw:id="id42" draw:layer="layout" svg:width="0.687cm" svg:height="0.687cm" svg:x="14.8cm" svg:y="6.913cm">
          <draw:image xlink:href="Pictures/100002010000001A0000001AE24DE60DC1E03B38.png" xlink:type="simple" xlink:show="embed" xlink:actuate="onLoad">
            <text:p/>
          </draw:image>
        </draw:frame>
        <draw:connector draw:style-name="gr2" draw:text-style-name="P1" draw:layer="layout" draw:type="line" svg:x1="20.2cm" svg:y1="12.356cm" svg:x2="15.143cm" svg:y2="7.6cm" draw:start-shape="id41" draw:start-glue-point="3" draw:end-shape="id42" draw:end-glue-point="2" svg:d="M20200 12356l-5057-4756" svg:viewBox="0 0 5058 4757">
          <text:p/>
        </draw:connector>
        <draw:custom-shape draw:style-name="gr4" draw:text-style-name="P2" draw:layer="layout" svg:width="3.6cm" svg:height="2.9cm" svg:x="31.1cm" svg:y="4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3.2cm" svg:height="2.5cm" svg:x="18.8cm" svg:y="10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draw:layer="layout" svg:width="9cm" svg:height="8cm" svg:x="13.6cm" svg:y="1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14" draw:style-name="dp1" draw:master-page-name="Padrão">
        <draw:frame draw:style-name="gr1" draw:text-style-name="P1" xml:id="id43" draw:id="id43" draw:layer="layout" svg:width="34.474cm" svg:height="16.932cm" svg:x="0.026cm" svg:y="-0.032cm">
          <draw:image xlink:href="Pictures/1000000000000517000002806F2EFDBB16F57E00.png" xlink:type="simple" xlink:show="embed" xlink:actuate="onLoad">
            <text:p/>
          </draw:image>
        </draw:frame>
        <draw:frame draw:style-name="gr1" draw:text-style-name="P1" xml:id="id44" draw:id="id44" draw:layer="layout" svg:width="0.687cm" svg:height="0.687cm" svg:x="33.3cm" svg:y="5.4cm">
          <draw:image xlink:href="Pictures/100002010000001A0000001AE24DE60DC1E03B38.png" xlink:type="simple" xlink:show="embed" xlink:actuate="onLoad">
            <text:p/>
          </draw:image>
        </draw:frame>
        <draw:frame draw:style-name="gr1" draw:text-style-name="P1" xml:id="id45" draw:id="id45" draw:layer="layout" svg:width="0.687cm" svg:height="0.687cm" svg:x="20.2cm" svg:y="12.013cm">
          <draw:image xlink:href="Pictures/100002010000001A0000001AE24DE60DC1E03B38.png" xlink:type="simple" xlink:show="embed" xlink:actuate="onLoad">
            <text:p/>
          </draw:image>
        </draw:frame>
        <draw:connector draw:style-name="gr2" draw:text-style-name="P1" draw:layer="layout" draw:type="line" svg:x1="17.263cm" svg:y1="-0.032cm" svg:x2="17.263cm" svg:y2="-0.032cm" draw:start-shape="id43" draw:end-shape="id43" svg:d="M17263-32z" svg:viewBox="0 0 1 1">
          <text:p/>
        </draw:connector>
        <draw:connector draw:style-name="gr2" draw:text-style-name="P1" draw:layer="layout" draw:type="line" svg:x1="33.643cm" svg:y1="6.087cm" svg:x2="20.887cm" svg:y2="12.356cm" draw:start-shape="id44" draw:start-glue-point="2" draw:end-shape="id45" draw:end-glue-point="1" svg:d="M33643 6087l-12756 6269" svg:viewBox="0 0 12757 6270">
          <text:p/>
        </draw:connector>
        <draw:frame draw:style-name="gr1" draw:text-style-name="P1" xml:id="id46" draw:id="id46" draw:layer="layout" svg:width="0.687cm" svg:height="0.687cm" svg:x="14.8cm" svg:y="6.913cm">
          <draw:image xlink:href="Pictures/100002010000001A0000001AE24DE60DC1E03B38.png" xlink:type="simple" xlink:show="embed" xlink:actuate="onLoad">
            <text:p/>
          </draw:image>
        </draw:frame>
        <draw:connector draw:style-name="gr2" draw:text-style-name="P1" draw:layer="layout" draw:type="line" svg:x1="20.2cm" svg:y1="12.356cm" svg:x2="15.143cm" svg:y2="7.6cm" draw:start-shape="id45" draw:start-glue-point="3" draw:end-shape="id46" draw:end-glue-point="2" svg:d="M20200 12356l-5057-4756" svg:viewBox="0 0 5058 4757">
          <text:p/>
        </draw:connector>
        <draw:custom-shape draw:style-name="gr4" draw:text-style-name="P2" draw:layer="layout" svg:width="3.6cm" svg:height="2.9cm" svg:x="31.1cm" svg:y="4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3.2cm" svg:height="2.5cm" svg:x="18.8cm" svg:y="10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draw:layer="layout" svg:width="22.2cm" svg:height="16.9cm" svg:x="4.4cm" svg:y="0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5000b" draw:opacity="5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5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dash" draw:stroke-dash="Fine_20_Dashed" svg:stroke-color="#000000" draw:fill="none" draw:fill-gradient-name="Gradient_20_3" draw:fill-hatch-name="Hatching_20_1" draw:fill-image-name="Bitmap_20_1"/>
    </style:style>
    <style:style style:name="Objeto_20_sem_20_preenchimento_20_nem_20_linha" style:display-name="Objeto sem preenchimento nem linha" style:family="graphic" style:parent-style-name="standard">
      <style:graphic-properties draw:stroke="none" draw:stroke-dash="Dashed_20__28_var_29__20_1" draw:fill="none" draw:fill-gradient-name="Gradient_20_2" draw:fill-hatch-name="Hatching_20_1" draw:fill-image-name="Bitmap_20_1" draw:fill-image-width="0cm" draw:fill-image-height="0cm" draw:shadow="hidden" draw:shadow-offset-x="0.4cm" draw:shadow-offset-y="0.4cm"/>
      <style:paragraph-properties>
        <style:tab-stops/>
      </style:paragraph-properties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4.5cm" fo:page-height="16.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6-04T13:41:59.441567042</meta:creation-date>
    <dc:date>2020-06-04T15:43:25.381652639</dc:date>
    <meta:editing-duration>PT19M16S</meta:editing-duration>
    <meta:editing-cycles>5</meta:editing-cycles>
    <meta:generator>LibreOffice/5.1.6.2$Linux_x86 LibreOffice_project/10m0$Build-2</meta:generator>
    <meta:print-date>2020-06-04T15:09:42.507340570</meta:print-date>
    <meta:document-statistic meta:object-count="104"/>
  </office:meta>
</office:document-meta>
</file>